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start="Half_20_Arrow_20_Left" draw:marker-start-width="0.305cm" draw:marker-end="" draw:marker-end-width="0.3cm" draw:fill="solid" draw:fill-color="#666666" draw:textarea-vertical-align="middle"/>
    </style:style>
    <style:style style:name="gr2" style:family="graphic" style:parent-style-name="objectwithoutfill">
      <style:graphic-properties svg:stroke-width="0cm" svg:stroke-color="#000000" draw:marker-start="Half_20_Arrow_20_Left" draw:marker-start-width="0.305cm" draw:marker-end="" draw:marker-end-width="0.3cm" draw:fill="solid" draw:fill-color="#666666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svg:stroke-color="#000000" draw:fill-color="#666666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color="#000000" draw:marker-end="Half_20_Arrow_20_Right" draw:marker-end-width="0.3cm" draw:fill="solid" draw:fill-color="#666666" draw:textarea-vertical-align="middle"/>
    </style:style>
    <style:style style:name="gr5" style:family="graphic" style:parent-style-name="objectwithoutfill">
      <style:graphic-properties svg:stroke-width="0cm" svg:stroke-color="#000000" draw:marker-start="" draw:marker-start-width="0.2cm" draw:marker-end="Half_20_Arrow_20_Right" draw:marker-end-width="0.3cm" draw:fill="solid" draw:fill-color="#666666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6cm" fo:min-width="0cm"/>
    </style:style>
    <style:style style:name="gr7" style:family="graphic" style:parent-style-name="standard">
      <style:graphic-properties draw:stroke="none" svg:stroke-color="#000000" draw:fill="none" draw:fill-color="#ffffff" fo:min-height="1.102cm"/>
    </style:style>
    <style:style style:name="P1" style:family="paragraph">
      <loext:graphic-properties draw:fill="solid" draw:fill-color="#666666"/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788cm" svg:y1="4.546cm" svg:x2="3.867cm" svg:y2="3.291cm">
          <text:p/>
        </draw:line>
        <draw:line draw:style-name="gr2" draw:text-style-name="P1" draw:layer="layout" svg:x1="3.822cm" svg:y1="3.163cm" svg:x2="0.743cm" svg:y2="4.418cm">
          <text:p/>
        </draw:line>
        <draw:custom-shape draw:style-name="gr3" draw:text-style-name="P2" draw:layer="layout" svg:width="0.205cm" svg:height="0.219cm" draw:transform="skewX (0.045553093477052) rotate (0.362504885639222) translate (0.37cm 4.5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05cm" svg:height="0.216cm" draw:transform="skewX (0.0417133691226645) rotate (0.362504885639222) translate (3.921cm 3.0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31cm" svg:y1="3.192cm" svg:x2="7.604cm" svg:y2="3.192cm">
          <text:p/>
        </draw:line>
        <draw:line draw:style-name="gr2" draw:text-style-name="P1" draw:layer="layout" svg:x1="7.604cm" svg:y1="3.055cm" svg:x2="4.31cm" svg:y2="3.055cm">
          <text:p/>
        </draw:line>
        <draw:custom-shape draw:style-name="gr3" draw:text-style-name="P2" draw:layer="layout" svg:width="0.204cm" svg:height="0.217cm" svg:x="7.73cm" svg:y="3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061cm" svg:y1="3.292cm" svg:x2="11.163cm" svg:y2="4.482cm">
          <text:p/>
        </draw:line>
        <draw:line draw:style-name="gr2" draw:text-style-name="P1" draw:layer="layout" svg:x1="11.206cm" svg:y1="4.354cm" svg:x2="8.104cm" svg:y2="3.164cm">
          <text:p/>
        </draw:line>
        <draw:custom-shape draw:style-name="gr3" draw:text-style-name="P2" draw:layer="layout" svg:width="0.205cm" svg:height="0.215cm" draw:transform="skewX (-0.0418879020478639) rotate (-0.342957198016886) translate (11.342cm 4.3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694cm" svg:y1="4.468cm" svg:x2="14.819cm" svg:y2="3.349cm">
          <text:p/>
        </draw:line>
        <draw:line draw:style-name="gr2" draw:text-style-name="P1" draw:layer="layout" svg:x1="14.779cm" svg:y1="3.219cm" svg:x2="11.654cm" svg:y2="4.338cm">
          <text:p/>
        </draw:line>
        <draw:custom-shape draw:style-name="gr3" draw:text-style-name="P2" draw:layer="layout" svg:width="0.205cm" svg:height="0.216cm" draw:transform="skewX (0.0370009801422798) rotate (0.321664181142555) translate (14.884cm 3.1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68cm" svg:y1="0.516cm" svg:x2="14.869cm" svg:y2="2.948cm">
          <text:p/>
        </draw:line>
        <draw:line draw:style-name="gr2" draw:text-style-name="P1" draw:layer="layout" svg:x1="14.997cm" svg:y1="2.941cm" svg:x2="14.808cm" svg:y2="0.509cm">
          <text:p/>
        </draw:line>
        <draw:custom-shape draw:style-name="gr3" draw:text-style-name="P2" draw:layer="layout" svg:width="0.151cm" svg:height="0.139cm" draw:transform="skewX (-0.00715584993317675) rotate (-1.48754412147477) translate (14.78cm 0.2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331cm" svg:y1="3.273cm" svg:x2="18.625cm" svg:y2="3.273cm">
          <text:p/>
        </draw:line>
        <draw:line draw:style-name="gr2" draw:text-style-name="P1" draw:layer="layout" svg:x1="18.625cm" svg:y1="3.138cm" svg:x2="15.331cm" svg:y2="3.138cm">
          <text:p/>
        </draw:line>
        <draw:custom-shape draw:style-name="gr3" draw:text-style-name="P2" draw:layer="layout" svg:width="0.204cm" svg:height="0.217cm" svg:x="18.751cm" svg:y="3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9.132cm" svg:y1="3.22cm" svg:x2="22.366cm" svg:y2="2.548cm">
          <text:p/>
        </draw:line>
        <draw:line draw:style-name="gr5" draw:text-style-name="P1" draw:layer="layout" svg:x1="22.342cm" svg:y1="2.414cm" svg:x2="19.108cm" svg:y2="3.086cm">
          <text:p/>
        </draw:line>
        <draw:custom-shape draw:style-name="gr3" draw:text-style-name="P2" draw:layer="layout" svg:width="0.203cm" svg:height="0.218cm" draw:transform="skewX (0.0228638132011257) rotate (0.191113553093379) translate (22.457cm 2.3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158cm" svg:height="1.606cm" svg:x="-0.036cm" svg:y="3.175cm">
          <draw:text-box>
            <text:p><text:span text:style-name="T1">A</text:span></text:p>
          </draw:text-box>
        </draw:frame>
        <draw:frame draw:style-name="gr7" draw:text-style-name="P3" draw:layer="layout" svg:width="0.127cm" svg:height="1.352cm" svg:x="14.986cm" svg:y="3.356cm">
          <draw:text-box>
            <text:p>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Half_20_Arrow_20_Left" draw:display-name="Half Arrow Left" svg:viewBox="-10 0 10 15" svg:d="M0 0zM-5 0l-5 15h5z"/>
    <draw:marker draw:name="Half_20_Arrow_20_Right" draw:display-name="Half Arrow Right" svg:viewBox="0 0 10 15" svg:d="M0 0zM5 0l5 15h-5z"/>
    <draw:marker draw:name="Reversed_20_Arrow" draw:display-name="Reversed Arrow" svg:viewBox="0 0 20 30" svg:d="M10 30l-10-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006cm" fo:page-height="5.0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2T14:10:05.086769740</meta:creation-date>
    <dc:date>2019-06-11T20:37:21.484723454</dc:date>
    <meta:editing-duration>PT13M31S</meta:editing-duration>
    <meta:editing-cycles>2</meta:editing-cycles>
    <meta:generator>LibreOffice/6.2.4.2.0$Linux_X86_64 LibreOffice_project/b154c0ac6cf11bc010cb60509e6db2f74a9a9fa3</meta:generator>
    <meta:document-statistic meta:object-count="24"/>
  </office:meta>
</office:document-meta>
</file>